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textarea-horizontal-align="justify" draw:textarea-vertical-align="middle" draw:auto-grow-height="false" fo:min-height="0.695cm" fo:min-width="1.50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56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46cm" fo:min-width="1.53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146cm" fo:min-width="1.334cm"/>
      <style:paragraph-properties style:writing-mode="lr-tb"/>
    </style:style>
    <style:style style:name="gr6" style:family="graphic" style:parent-style-name="standard">
      <style:graphic-properties svg:stroke-color="#ff0000" draw:textarea-horizontal-align="justify" draw:textarea-vertical-align="middle" draw:auto-grow-height="false" fo:min-height="0.588cm" fo:min-width="0.738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152cm" draw:fill="none" draw:textarea-vertical-align="middle"/>
    </style:style>
    <style:style style:name="gr8" style:family="graphic" style:parent-style-name="objectwithoutfill">
      <style:graphic-properties draw:marker-end="Arrowheads_20_2" draw:marker-end-width="0.152cm" draw:fill="none" draw:textarea-vertical-align="middle"/>
    </style:style>
    <style:style style:name="gr9" style:family="graphic" style:parent-style-name="objectwithoutfill">
      <style:graphic-properties svg:stroke-color="#ff0000" draw:marker-end="Arrowheads_20_3" draw:marker-end-width="0.152cm" draw:fill="none" draw:textarea-vertical-align="middle"/>
    </style:style>
    <style:style style:name="gr10" style:family="graphic" style:parent-style-name="objectwithoutfill">
      <style:graphic-properties draw:marker-end="Arrowheads_20_4" draw:marker-end-width="0.152cm" draw:fill="none" draw:textarea-vertical-align="middle"/>
    </style:style>
    <style:style style:name="gr11" style:family="graphic" style:parent-style-name="objectwithoutfill">
      <style:graphic-properties svg:stroke-color="#ff0000" draw:marker-end="Arrowheads_20_6" draw:marker-end-width="0.152cm" draw:fill="none" draw:textarea-vertical-align="middle"/>
    </style:style>
    <style:style style:name="gr12" style:family="graphic" style:parent-style-name="standard">
      <style:graphic-properties draw:stroke="dash" draw:stroke-dash="Dash" svg:stroke-width="0.02cm" svg:stroke-color="#000000" draw:marker-start-width="0.24cm" draw:marker-end-width="0.24cm" draw:fill="none" draw:textarea-horizontal-align="justify" draw:textarea-vertical-align="middle" draw:auto-grow-height="false" fo:min-height="2.23cm" fo:min-width="5.18cm" fo:padding-top="0.11cm" fo:padding-bottom="0.11cm" fo:padding-left="0.235cm" fo:padding-right="0.2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2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cm" svg:height="1.175cm" svg:x="3.871cm" svg:y="3.287cm">
          <text:p text:style-name="P1">Imprime: n é par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" draw:text-style-name="P2" draw:layer="layout" svg:width="1.069cm" svg:height="0.585cm" svg:x="1.209cm" svg:y="4.554cm">
          <draw:text-box>
            <text:p>Não</text:p>
          </draw:text-box>
        </draw:frame>
        <draw:frame draw:style-name="gr3" draw:text-style-name="P2" draw:layer="layout" svg:width="1.23cm" svg:height="0.852cm" svg:x="2.906cm" svg:y="3.355cm">
          <draw:text-box>
            <text:p>Sim</text:p>
          </draw:text-box>
        </draw:frame>
        <draw:custom-shape draw:style-name="gr4" draw:text-style-name="P1" xml:id="id2" draw:id="id2" draw:layer="layout" svg:width="3.35cm" svg:height="1.195cm" svg:x="0.326cm" svg:y="1.245cm">
          <text:p text:style-name="P1">Digite o valor de 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3" xml:id="id1" draw:id="id1" draw:layer="layout" svg:width="2.032cm" svg:height="0.56cm" svg:x="0.985cm" svg:y="0.14cm">
          <text:p text:style-name="P3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3" xml:id="id5" draw:id="id5" draw:layer="layout" svg:width="2.032cm" svg:height="0.56cm" svg:x="0.985cm" svg:y="5.65cm">
          <text:p text:style-name="P3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1" xml:id="id3" draw:id="id3" draw:layer="layout" svg:width="2.475cm" svg:height="1.675cm" svg:x="0.764cm" svg:y="3.037cm">
          <text:p text:style-name="P1">n é par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4" draw:layer="layout" draw:type="line" svg:x1="2.001cm" svg:y1="0.7cm" svg:x2="2.001cm" svg:y2="1.245cm" draw:start-shape="id1" draw:start-glue-point="6" draw:end-shape="id2" draw:end-glue-point="5" svg:d="M2001 700v545" svg:viewBox="0 0 1 546">
          <text:p/>
        </draw:connector>
        <draw:connector draw:style-name="gr8" draw:text-style-name="P4" draw:layer="layout" draw:type="line" svg:x1="2.001cm" svg:y1="2.44cm" svg:x2="2.002cm" svg:y2="3.037cm" draw:start-shape="id2" draw:start-glue-point="8" draw:end-shape="id3" draw:end-glue-point="4" svg:d="M2001 2440l1 597" svg:viewBox="0 0 2 598">
          <text:p/>
        </draw:connector>
        <draw:connector draw:style-name="gr9" draw:text-style-name="P4" draw:layer="layout" draw:type="line" svg:x1="3.239cm" svg:y1="3.875cm" svg:x2="3.871cm" svg:y2="3.875cm" draw:start-shape="id3" draw:start-glue-point="7" draw:end-shape="id4" draw:end-glue-point="5" svg:d="M3239 3875h632" svg:viewBox="0 0 633 1">
          <text:p/>
        </draw:connector>
        <draw:connector draw:style-name="gr10" draw:text-style-name="P4" xml:id="id6" draw:id="id6" draw:layer="layout" draw:type="line" svg:x1="2.002cm" svg:y1="4.712cm" svg:x2="2.001cm" svg:y2="5.65cm" draw:start-shape="id3" draw:start-glue-point="6" draw:end-shape="id5" draw:end-glue-point="4" svg:d="M2002 4712l-1 938" svg:viewBox="0 0 2 939">
          <text:p/>
        </draw:connector>
        <draw:connector draw:style-name="gr11" draw:text-style-name="P4" draw:layer="layout" svg:x1="4.871cm" svg:y1="4.393cm" svg:x2="2.001cm" svg:y2="5.181cm" draw:start-shape="id4" draw:start-glue-point="6" draw:end-shape="id6" draw:end-glue-point="0" svg:d="M4871 4393v788h-2870" svg:viewBox="0 0 2871 789">
          <text:p/>
        </draw:connector>
        <draw:custom-shape draw:style-name="gr12" draw:text-style-name="P4" draw:layer="layout" svg:width="5.65cm" svg:height="2.45cm" svg:x="0.323cm" svg:y="2.835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0.832cm" svg:height="0.852cm" svg:x="0.123cm" svg:y="2.735cm">
          <draw:text-box>
            <text:p>if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" fo:font-family="'CMU Typewriter Text'" style:font-style-name="Light" style:font-family-generic="modern" style:font-pitch="variable" fo:font-size="9pt" fo:font-style="normal" fo:text-shadow="none" style:text-underline-style="none" fo:font-weight="150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096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2-12T17:13:35.851203184</dc:date>
    <meta:editing-duration>PT1H3M25S</meta:editing-duration>
    <meta:editing-cycles>19</meta:editing-cycles>
    <meta:generator>LibreOffice/7.3.7.2$Linux_X86_64 LibreOffice_project/30$Build-2</meta:generator>
    <meta:document-statistic meta:object-count="14"/>
  </office:meta>
</office:document-meta>
</file>